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automatic-styles>
    <style:style style:name="P1" style:family="paragraph" style:parent-style-name="Header">
      <style:text-properties officeooo:paragraph-rsid="002306a8"/>
    </style:style>
    <style:style style:name="P2" style:family="paragraph" style:parent-style-name="Title">
      <style:text-properties officeooo:rsid="00238c79" officeooo:paragraph-rsid="00238c79"/>
    </style:style>
    <style:style style:name="P3" style:family="paragraph" style:parent-style-name="Text_20_body">
      <style:text-properties officeooo:rsid="00238c79" officeooo:paragraph-rsid="00238c79"/>
    </style:style>
    <style:style style:name="P4" style:family="paragraph" style:parent-style-name="Text_20_body">
      <style:text-properties officeooo:rsid="0024bb52" officeooo:paragraph-rsid="0024bb52"/>
    </style:style>
    <style:style style:name="P5" style:family="paragraph" style:parent-style-name="Text_20_body">
      <style:text-properties officeooo:rsid="0026a1d8" officeooo:paragraph-rsid="0026a1d8"/>
    </style:style>
    <style:style style:name="P6" style:family="paragraph" style:parent-style-name="Text_20_body">
      <style:text-properties officeooo:rsid="00288a03" officeooo:paragraph-rsid="00288a03"/>
    </style:style>
    <style:style style:name="P7" style:family="paragraph" style:parent-style-name="Heading_20_1">
      <style:text-properties officeooo:rsid="002306a8" officeooo:paragraph-rsid="002306a8"/>
    </style:style>
    <style:style style:name="P8" style:family="paragraph" style:parent-style-name="Heading_20_1">
      <style:text-properties officeooo:rsid="00238c79" officeooo:paragraph-rsid="00238c79"/>
    </style:style>
    <style:style style:name="P9" style:family="paragraph" style:parent-style-name="Heading_20_2">
      <style:text-properties officeooo:rsid="0024bb52" officeooo:paragraph-rsid="0024bb52"/>
    </style:style>
    <style:style style:name="P10" style:family="paragraph" style:parent-style-name="Heading_20_2">
      <style:text-properties officeooo:rsid="0026a1d8" officeooo:paragraph-rsid="0026a1d8"/>
    </style:style>
    <style:style style:name="P11" style:family="paragraph" style:parent-style-name="Heading_20_2">
      <style:text-properties officeooo:rsid="00288a03" officeooo:paragraph-rsid="00288a03"/>
    </style:style>
    <style:style style:name="T1" style:family="text">
      <style:text-properties fo:font-size="9pt" officeooo:rsid="0041fe23" style:font-size-asian="9pt" style:font-size-complex="9pt"/>
    </style:style>
    <style:style style:name="T2" style:family="text">
      <style:text-properties fo:font-size="9pt" officeooo:rsid="002306a8" style:font-size-asian="9pt" style:font-size-complex="9pt"/>
    </style:style>
    <style:style style:name="T3" style:family="text">
      <style:text-properties fo:font-size="9pt" officeooo:rsid="002aeed1" style:font-size-asian="9pt" style:font-size-complex="9pt"/>
    </style:style>
    <style:style style:name="T4" style:family="text">
      <style:text-properties style:font-name="DejaVu Sans Mono" fo:font-size="12pt" officeooo:rsid="0041fe23" style:font-size-asian="12pt" style:font-size-complex="12pt"/>
    </style:style>
    <style:style style:name="T5" style:family="text">
      <style:text-properties officeooo:rsid="00276bc4"/>
    </style:style>
    <style:style style:name="T6" style:family="text">
      <style:text-properties officeooo:rsid="002c6f5e"/>
    </style:style>
    <style:style style:name="T7" style:family="text">
      <style:text-properties officeooo:rsid="002c82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TOS Branding</text:p>
      <text:h text:style-name="P7" text:outline-level="1">Introduction</text:h>
      <text:p text:style-name="P3">The aim is to brand my own ArchISO build.</text:p>
      <text:h text:style-name="P8" text:outline-level="1">Install Slides</text:h>
      <text:p text:style-name="P3">The slides should be informative and friendly to the reader. </text:p>
      <text:h text:style-name="P9" text:outline-level="2">Slide 1</text:h>
      <text:p text:style-name="P4">You are now installing Coopertronic OS. The system has been built so that I can explore how operating systems are made and to have an installable system that I can put on all my machines, personal or work related. </text:p>
      <text:p text:style-name="P4">I have added packages that I use all the time including SSHFS, which I use to make backups and retrieve data from my network. AT the moment it is simply for me. In the future I hope to have OEM installability with user profile sets that can be selected on post installation setup.</text:p>
      <text:h text:style-name="P10" text:outline-level="2">Slide 2</text:h>
      <text:p text:style-name="P5">Coopertronic OS uses the KDE desktop because it is lightweight, highly customisable and easy to use. <text:s/><text:span text:style-name="T5">It uses the Discover package manager, which is great for updating every part of your system. It even updates themes that you have downloaded. </text:span></text:p>
      <text:h text:style-name="P11" text:outline-level="2">Slide 3</text:h>
      <text:p text:style-name="P6">This is currently a testing only OS that is currently in development. There are many small things to sort out before it will be ready for a public stable release.</text:p>
      <text:p text:style-name="P6">For the moment it is usable and installable for my own use. Anyone who has managed to get a copy should be aware that it Coopertronic OS has only been tested on a small number of machines.</text:p>
      <text:h text:style-name="P11" text:outline-level="2">Slide 4</text:h>
      <text:p text:style-name="P6">I hope Coopertronic OS is to your liking and you find it easy to use. There are a few important decisions I have to make about the graphical package manager. I could continue to use Discover in <text:soft-page-break/>KDE (my preferred choice but is not picking up my repo) or Pamac which is good but does not update the themes in K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style:page-number="auto"/>
      <style:text-properties style:font-name="Sunflower Light1" fo:font-family="'Sunflower Light'" style:font-style-name="Regular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unflower Medium" fo:font-family="'Sunflower Medium'" style:font-style-name="Bold Italic" style:font-pitch="variable" fo:font-size="28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Sunflower Light" fo:font-family="'Sunflower Light'" style:font-style-name="Bold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unflower Light" fo:font-family="'Sunflower Light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unflower Light" fo:font-family="'Sunflower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unflower Light" fo:font-family="'Sunflower Light'" style:font-style-name="Bold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Sunflower Light" fo:font-family="'Sunflower Light'" style:font-style-name="Bold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Sunflower Light" fo:font-family="'Sunflower Light'" style:font-style-name="Bold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top="0cm" fo:margin-bottom="0cm" style:contextual-spacing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306a8"/>
    </style:style>
    <style:style style:name="MT1" style:family="text">
      <style:text-properties fo:font-size="9pt" officeooo:rsid="0041fe23" style:font-size-asian="9pt" style:font-size-complex="9pt"/>
    </style:style>
    <style:style style:name="MT2" style:family="text">
      <style:text-properties style:font-name="DejaVu Sans Mono" fo:font-size="12pt" officeooo:rsid="0041fe23" style:font-size-asian="12pt" style:font-size-complex="12pt"/>
    </style:style>
    <style:style style:name="MT3" style:family="text">
      <style:text-properties fo:font-size="9pt" officeooo:rsid="002aeed1" style:font-size-asian="9pt" style:font-size-complex="9pt"/>
    </style:style>
    <style:style style:name="MT4" style:family="text">
      <style:text-properties fo:font-size="9pt" officeooo:rsid="002306a8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pyright </text:span><text:span text:style-name="MT2">©</text:span><text:span text:style-name="MT1"> 202</text:span><text:span text:style-name="MT3">4</text:span><text:span text:style-name="MT1"> Matthew Phillip Cooper</text:span><text:tab/><text:tab/><text:span text:style-name="MT4">Page </text:span><text:span text:style-name="MT4"><text:page-number text:select-page="current">2</text:page-number></text:span><text:span text:style-name="MT4"><text:s/>of </text:span><text:span text:style-name="MT4"><text:page-count>2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2:20:40.511793914</meta:creation-date>
    <meta:editing-duration>PT31M44S</meta:editing-duration>
    <meta:editing-cycles>8</meta:editing-cycles>
    <meta:generator>LibreOffice/7.6.4.1$Linux_X86_64 LibreOffice_project/60$Build-1</meta:generator>
    <dc:date>2024-02-14T21:40:02.397363560</dc:date>
    <meta:document-statistic meta:table-count="0" meta:image-count="0" meta:object-count="0" meta:page-count="2" meta:paragraph-count="16" meta:word-count="302" meta:character-count="1620" meta:non-whitespace-character-count="1329"/>
    <meta:template xlink:type="simple" xlink:actuate="onRequest" xlink:title="Cooper.Guide.Template" xlink:href="../../../.config/libreoffice/4/user/template/Cooper.Guide.Template.ott" meta:date="2024-02-05T22:20:38.851305484"/>
  </office:meta>
</office:document-meta>
</file>